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paragraph-properties fo:padding="0.074cm" fo:border-left="none" fo:border-right="none" fo:border-top="none" fo:border-bottom="0.035cm solid #000000" style:join-border="false"/>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2543698750490133070" text:style-name="L1">
        <text:list-item>
          <text:p text:style-name="P1">Ho... ¿Hola?</text:p>
        </text:list-item>
        <text:list-item>
          <text:p text:style-name="P1">¿Hay alguien ahí?</text:p>
        </text:list-item>
        <text:list-item>
          <text:p text:style-name="P1">Hace mucho frío...</text:p>
        </text:list-item>
        <text:list-item>
          <text:p text:style-name="P1">Está muy oscuro...</text:p>
        </text:list-item>
        <text:list-item>
          <text:p text:style-name="P1">¿Dónde estoy? …</text:p>
        </text:list-item>
        <text:list-item>
          <text:p text:style-name="P1">…</text:p>
        </text:list-item>
      </text:list>
      <text:p text:style-name="Standard"/>
      <text:p text:style-name="Standard">Claudia se despertó sobresaltada. No sabía dónde se encontraba. Todo era negro para ella. No obstante, sabía que estaba despierta. Tenía que estarlo. Podía tocarse la cara, el pelo, las manos. Las notaba como si fueran reales. Solo que no se despertó.</text:p>
      <text:p text:style-name="Standard"/>
      <text:p text:style-name="Standard">Todo seguía igual en su mente convulsa...</text:p>
      <text:p text:style-name="Standard"/>
      <text:list xml:id="list4958538642310657225" text:style-name="L3">
        <text:list-item>
          <text:p text:style-name="P3">¿Qué ha pasado? No recuerdo nada...</text:p>
        </text:list-item>
        <text:list-item>
          <text:p text:style-name="P3">¡Mentira! Creo que recuerdo algo... Pero no sé qué...</text:p>
        </text:list-item>
        <text:list-item>
          <text:p text:style-name="P3">¿Qué me ha pasado? ¿Por qué está todo oscuro?</text:p>
        </text:list-item>
        <text:list-item>
          <text:p text:style-name="P3">¿Por qué no entiendo nada?...</text:p>
        </text:list-item>
      </text:list>
      <text:p text:style-name="Standard"/>
      <text:p text:style-name="Standard">Claudia seguía confundida. El silencioso vacío en el que estaba la convertía en una presa de su entorno. No oía nada. No veía nada. Pero sentía mucho. Sentía que estaba viva, lo podía asegurar, pero no sabía por qué. Todo su entorno era la mejor descripción posible de la nada. </text:p>
      <text:p text:style-name="Standard"/>
      <text:p text:style-name="Standard">La nada...</text:p>
      <text:p text:style-name="Standard"/>
      <text:p text:style-name="Standard">Curioso concepto. ¿Cómo podía ser nada si era ella? Si era parte de la nada, ¿había dejado de existir? ¡No! No podía ser cierto. Aún sabía que estaba viva, pero no sabía dónde. Lo único que sabía era que todo lo que tenía alrededor no existía. Tenía la sensación de que lo único real de allí era ella misma. No paraba de preguntarse qué le había pasado. Lo había olvidado todo.</text:p>
      <text:p text:style-name="Standard"/>
      <text:p text:style-name="Standard">Pensaba. Era lo único que podía hacer. Estar sola durante mucho tiempo hace que pensar sea muy fácil. También monótono. ¿Sobre qué ibas a pensar si lo hubieras olvidado todo? Su pensamiento era lo único que la acompañaba. Su pensamiento, y también su miedo...</text:p>
      <text:p text:style-name="Standard"/>
      <text:p text:style-name="P5"/>
      <text:p text:style-name="Standard"/>
      <text:p text:style-name="Standard">Un sonido salió de algún sitio de las tinieblas</text:p>
      <text:p text:style-name="Standard"/>
      <text:p text:style-name="Standard">-¿Hay alguien ahí?</text:p>
      <text:p text:style-name="Standard"/>
      <text:p text:style-name="Standard">Nada más. Sólo un ruido. Las tinieblas seguían nublándole la vista. Su miedo se acrecentó. Estaba completamente indefensa ante lo que fuera que había oído</text:p>
      <text:p text:style-name="Standard"/>
      <text:p text:style-name="Standard">Poco a poco la oscuridad se volvía más tibia. Parecía que un rayo de luz se había colado a través de tanta oscuridad, como un rayo en el cielo. Sólo que se mantenía. </text:p>
      <text:p text:style-name="Standard"/>
      <text:list xml:id="list2806571650974660604" text:style-name="L2">
        <text:list-item>
          <text:p text:style-name="P2">¡ Una luz!</text:p>
        </text:list-item>
        <text:list-item>
          <text:p text:style-name="P2">¿Qué... es...?</text:p>
        </text:list-item>
        <text:list-item>
          <text:p text:style-name="P2">…</text:p>
        </text:list-item>
        <text:list-item>
          <text:p text:style-name="P2">Pero.. ¿qué?</text:p>
        </text:list-item>
        <text:list-item>
          <text:p text:style-name="P2">¡Se está acercando!</text:p>
        </text:list-item>
      </text:list>
      <text:p text:style-name="Standard"><text:soft-page-break/></text:p>
      <text:p text:style-name="Standard">Se hizo el día. Un destello cegador provocó que toda la oscuridad que la rodeaba pasase a un segundo plano, ya que había sido completamente engullida por la luz. El brillo cegó a Claudi y le impidió ver qué estaba pasando. Seguía igual, indefensa, completamente a merced de lo que pasase. Tenía miedo, pero ahora se sentía más segura. Una cálida sensación de compañía la acompañó en la luz. Sentía que había alguien cerca, muy cerca.</text:p>
      <text:p text:style-name="Standard"/>
      <text:p text:style-name="Standard">Y de repente, movimiento.</text:p>
      <text:p text:style-name="Standard"/>
      <text:p text:style-name="Standard">Juraría que había empezado a moverse hace algún rato, pero un movimiento brusco hizo que se diese cuenta de que algo, sea lo que sea, la estaba moviendo. Parecía como una brisa que la llevaba, pero no sabía bien qué. La sensación había empezado a ser ciertamente agradable. Claudia se dejó llevar hasta donde la luz quisiera.</text:p>
      <text:p text:style-name="Standard"/>
      <text:p text:style-name="Standard">Un movimiento brusco y se despertó otra vez.</text:p>
      <text:p text:style-name="P5"/>
      <text:p text:style-name="Standard"/>
      <text:p text:style-name="Standard"/>
      <text:p text:style-name="Standard">Abrió los ojos. Se incorporó. </text:p>
      <text:p text:style-name="Standard"/>
      <text:p text:style-name="Standard">-Do.. ¿dónde estoy?</text:p>
      <text:p text:style-name="Standard"/>
      <text:p text:style-name="Standard">Estaba en una habitación. Las paredes, de color canela, la invitaban a acomodarse en su colchón, que resultaba muy cómodo. Se sentía tan cansada que hasta se atrevió a acomodarse la almohada. Todo le resultaba tan reconocible...</text:p>
      <text:p text:style-name="Standard"/>
      <text:p text:style-name="Standard">Un momento...</text:p>
      <text:p text:style-name="Standard"/>
      <text:p text:style-name="Standard">-¡¡Esta es mi casa!!</text:p>
      <text:p text:style-name="Standard"/>
      <text:p text:style-name="Standard">Era la casa de sus padres, de cuando era pequeña. Las mismas cortinas, las mismas paredes, el mismo tablón.... Era todo muy extraño...</text:p>
      <text:p text:style-name="Standard"/>
      <text:list xml:id="list7341949913980532191" text:style-name="L4">
        <text:list-item>
          <text:p text:style-name="P4">¿Pero qué está pasando aquí?</text:p>
        </text:list-item>
      </text:list>
      <text:p text:style-name="Standard"/>
      <text:p text:style-name="Standard">Claudia se miró las manos. Las mismas manos que tenía cuando cumplió 8 años. Esto era extremadamente extraño. Estaba segura de su vida. Su coche, su casa, su marido, sus amigas, su trabajo... </text:p>
      <text:p text:style-name="Standard"/>
      <text:p text:style-name="Standard">-¿Qué hago yo aquí?</text:p>
      <text:p text:style-name="Standard"/>
      <text:p text:style-name="Standard">La luz del ocaso se filtraba por la ventana, dejando pasar unos leves rayos de luz a través de la ventana. La habitación estaba completamente en calma...</text:p>
      <text:p text:style-name="Standard"/>
      <text:p text:style-name="Standard">Se incorporó y andó hacía la ventana. Había perdido mucha estatura, pero era capaz de andar como antes. Le llamó la atención el vestido azul que llevaba, y empezó a recordar. A recordar ese mismo día.</text:p>
      <text:p text:style-name="Standard"/>
      <text:p text:style-name="Standard">Se había peleado con su madre. Claudia quería celebrar su cumpleaños en el campo, con sus abuelos, pero se tuvo que conformar con hacerlo en casa. Era una niña, no entendía que su abuela estaba enferma y que ella misma se encargaba de cuidarla. Claudia pasó ese día sola en casa.</text:p>
      <text:p text:style-name="Standard"/>
      <text:p text:style-name="Standard"><text:soft-page-break/>-Un recuerdo. Malo, pero recuerdo. Al menos todo puede ir para mejor.</text:p>
      <text:p text:style-name="Standard"/>
      <text:p text:style-name="Standard">Caminó hacia la ventana. El sol se apagaba por el horizonte, por la ventana veía la típica calle de pueblo, pero vacía. Un mal pensamiento le atravesó la cabeza...</text:p>
      <text:p text:style-name="Standard"/>
      <text:p text:style-name="Standard">¿Y si?...</text:p>
      <text:p text:style-name="Standard"/>
      <text:p text:style-name="Standard">Salió corriendo. No miró a dón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enzo López Muñoz</meta:initial-creator>
    <meta:creation-date>2016-07-11T13:47:29.43</meta:creation-date>
    <dc:date>2016-07-11T15:06:55.49</dc:date>
    <dc:creator>Lorenzo López Muñoz</dc:creator>
    <meta:editing-duration>PT34M4S</meta:editing-duration>
    <meta:editing-cycles>2</meta:editing-cycles>
    <meta:generator>OpenOffice/4.1.2$Win32 OpenOffice.org_project/412m3$Build-9782</meta:generator>
    <meta:document-statistic meta:table-count="0" meta:image-count="0" meta:object-count="0" meta:page-count="3" meta:paragraph-count="45" meta:word-count="781" meta:character-count="4333"/>
  </office:meta>
</office:document-meta>
</file>